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999999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355269" draw:opacity="90%" draw:textarea-horizontal-align="justify" draw:textarea-vertical-align="middle" draw:auto-grow-height="false" fo:min-height="5.195cm" fo:min-width="4.945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838" draw:opacity="71%" draw:textarea-horizontal-align="justify" draw:textarea-vertical-align="middle" draw:auto-grow-height="false" fo:min-height="2.321cm" fo:min-width="2.071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e6e905" draw:marker-start-width="0.252cm" draw:marker-end-width="0.252cm" draw:fill="gradient" draw:fill-gradient-name="Gradient_20_8" draw:textarea-horizontal-align="justify" draw:textarea-vertical-align="middle" draw:auto-grow-height="false" fo:min-height="1.632cm" fo:min-width="2.44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50938a" draw:marker-start-width="0.252cm" draw:marker-end-width="0.252cm" draw:fill="gradient" draw:fill-gradient-name="Gradient_20_12" draw:textarea-horizontal-align="justify" draw:textarea-vertical-align="middle" draw:auto-grow-height="false" fo:min-height="1.598cm" fo:min-width="2.407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e6e905" draw:marker-start-width="0.252cm" draw:marker-end-width="0.252cm" draw:fill="gradient" draw:fill-gradient-name="Gradient_20_8" draw:textarea-horizontal-align="justify" draw:textarea-vertical-align="middle" draw:auto-grow-height="false" fo:min-height="1.598cm" fo:min-width="2.407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35526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c9211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55269" draw:opacity="90%"/>
      <style:paragraph-properties fo:text-align="center"/>
    </style:style>
    <style:style style:name="P3" style:family="paragraph">
      <loext:graphic-properties draw:fill-color="#ff3838" draw:opacity="71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Gradient_20_8"/>
      <style:paragraph-properties fo:text-align="center"/>
    </style:style>
    <style:style style:name="P7" style:family="paragraph">
      <loext:graphic-properties draw:fill="gradient" draw:fill-gradient-name="Gradient_20_12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207cm" svg:y1="12.621cm" svg:x2="17.129cm" svg:y2="12.494cm">
            <text:p/>
          </draw:line>
          <draw:line draw:style-name="gr1" draw:text-style-name="P1" draw:layer="layout" svg:x1="11.668cm" svg:y1="18.019cm" svg:x2="11.669cm" svg:y2="7.096cm">
            <text:p/>
          </draw:line>
        </draw:g>
        <draw:g xml:id="id2" draw:id="id2">
          <draw:glue-point draw:id="4" svg:x="2.131cm" svg:y="-2.786cm"/>
          <draw:glue-point draw:id="5" svg:x="2.295cm" svg:y="2.95cm"/>
          <draw:glue-point draw:id="6" svg:x="4.918cm" svg:y="-1.147cm"/>
          <draw:glue-point draw:id="7" svg:x="4.918cm" svg:y="-0.983cm"/>
          <draw:glue-point draw:id="8" svg:x="-3.114cm" svg:y="-3.934cm"/>
          <draw:glue-point draw:id="9" svg:x="-4.426cm" svg:y="2.295cm"/>
          <draw:glue-point draw:id="10" svg:x="1.967cm" svg:y="4.59cm"/>
          <draw:glue-point draw:id="11" svg:x="-4.426cm" svg:y="2.295cm"/>
          <draw:glue-point draw:id="12" svg:x="-4.426cm" svg:y="2.295cm"/>
          <draw:custom-shape draw:style-name="gr2" draw:text-style-name="P2" draw:layer="layout" svg:width="7.747cm" svg:height="7.747cm" svg:x="7.795cm" svg:y="8.6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1" draw:layer="layout" svg:x1="11.652cm" svg:y1="12.557cm" svg:x2="14.7cm" svg:y2="10.144cm">
            <text:p/>
          </draw:line>
          <draw:line draw:style-name="gr3" draw:text-style-name="P1" draw:layer="layout" svg:x1="11.652cm" svg:y1="12.558cm" svg:x2="15.462cm" svg:y2="13.446cm">
            <text:p/>
          </draw:line>
          <draw:line draw:style-name="gr3" draw:text-style-name="P1" draw:layer="layout" svg:x1="11.652cm" svg:y1="12.558cm" svg:x2="8.985cm" svg:y2="15.351cm">
            <text:p/>
          </draw:line>
          <draw:line draw:style-name="gr3" draw:text-style-name="P1" draw:layer="layout" svg:x1="11.652cm" svg:y1="12.558cm" svg:x2="7.842cm" svg:y2="13.065cm">
            <text:p/>
          </draw:line>
        </draw:g>
        <draw:g xml:id="id5" draw:id="id5">
          <draw:glue-point draw:id="4" svg:x="2.758cm" svg:y="-4.137cm"/>
          <draw:glue-point draw:id="5" svg:x="2.758cm" svg:y="-4.137cm"/>
          <draw:custom-shape draw:style-name="gr4" draw:text-style-name="P3" draw:layer="layout" svg:width="3.683cm" svg:height="3.683cm" svg:x="9.827cm" svg:y="10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27cm" svg:height="0.127cm" svg:x="11.605cm" svg:y="12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668cm" svg:y1="12.558cm" svg:x2="10.652cm" svg:y2="11.033cm">
            <text:p/>
          </draw:line>
          <draw:line draw:style-name="gr3" draw:text-style-name="P1" draw:layer="layout" svg:x1="11.668cm" svg:y1="12.558cm" svg:x2="10.906cm" svg:y2="14.208cm">
            <text:p/>
          </draw:line>
          <draw:line draw:style-name="gr3" draw:text-style-name="P1" draw:layer="layout" svg:x1="11.668cm" svg:y1="12.558cm" svg:x2="12.43cm" svg:y2="14.208cm">
            <text:p/>
          </draw:line>
        </draw:g>
        <draw:custom-shape draw:style-name="gr6" draw:text-style-name="P6" xml:id="id6" draw:id="id6" draw:layer="layout" svg:width="3.175cm" svg:height="2.032cm" svg:x="3.921cm" svg:y="19.161cm">
          <text:p text:style-name="P5">Vis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7" xml:id="id1" draw:id="id1" draw:layer="layout" svg:width="3.175cm" svg:height="2.032cm" svg:x="3.794cm" svg:y="3.54cm">
          <text:p text:style-name="P5">Ebay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6" xml:id="id8" draw:id="id8" draw:layer="layout" svg:width="3.175cm" svg:height="2.032cm" svg:x="11.287cm" svg:y="19.161cm">
          <text:p text:style-name="P5">UPM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6" xml:id="id7" draw:id="id7" draw:layer="layout" svg:width="3.175cm" svg:height="2.032cm" svg:x="7.604cm" svg:y="19.161cm">
          <text:p text:style-name="P5">Utiliti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6" xml:id="id9" draw:id="id9" draw:layer="layout" svg:width="3.175cm" svg:height="2.032cm" svg:x="14.954cm" svg:y="19.185cm">
          <text:p text:style-name="P5">Car Loa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7" xml:id="id3" draw:id="id3" draw:layer="layout" svg:width="3.175cm" svg:height="2.032cm" svg:x="8.112cm" svg:y="3.54cm">
          <text:p text:style-name="P5">My Jo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7" xml:id="id4" draw:id="id4" draw:layer="layout" svg:width="3.175cm" svg:height="2.032cm" svg:x="12.303cm" svg:y="3.54cm">
          <text:p text:style-name="P5">Consul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draw:type="curve" svg:x1="5.382cm" svg:y1="5.572cm" svg:x2="8.24cm" svg:y2="14.334cm" draw:start-shape="id1" draw:start-glue-point="6" draw:end-shape="id2" draw:end-glue-point="9" svg:d="M5382 5572c0 5842 952 8762 2858 8762" svg:viewBox="0 0 2859 8763">
          <text:p/>
        </draw:connector>
        <draw:connector draw:style-name="gr9" draw:text-style-name="P1" draw:layer="layout" draw:type="curve" svg:x1="9.7cm" svg:y1="5.572cm" svg:x2="11.668cm" svg:y2="8.684cm" draw:start-shape="id3" draw:start-glue-point="6" draw:end-shape="id2" svg:d="M9700 5572c0 2334 1968 778 1968 3112" svg:viewBox="0 0 1969 3113">
          <text:p/>
        </draw:connector>
        <draw:connector draw:style-name="gr9" draw:text-style-name="P1" draw:layer="layout" draw:type="curve" svg:x1="13.891cm" svg:y1="5.572cm" svg:x2="15.542cm" svg:y2="12.557cm" draw:start-shape="id4" draw:start-glue-point="6" draw:end-shape="id2" draw:end-glue-point="1" svg:d="M13891 5572c0 2334 1084 1944 1691 3107s735 3878-40 3878" svg:viewBox="0 0 2191 6986">
          <text:p/>
        </draw:connector>
        <draw:connector draw:style-name="gr10" draw:text-style-name="P1" draw:layer="layout" draw:type="curve" svg:x1="9.827cm" svg:y1="12.557cm" svg:x2="5.509cm" svg:y2="19.161cm" draw:start-shape="id5" draw:start-glue-point="3" draw:end-shape="id6" draw:end-glue-point="4" svg:d="M9827 12557c-2879 0-4318 2201-4318 6604" svg:viewBox="0 0 4319 6605">
          <text:p/>
        </draw:connector>
        <draw:connector draw:style-name="gr10" draw:text-style-name="P1" draw:layer="layout" draw:type="curve" svg:x1="11.668cm" svg:y1="14.399cm" svg:x2="9.192cm" svg:y2="19.161cm" draw:start-shape="id5" draw:start-glue-point="2" draw:end-shape="id7" draw:end-glue-point="4" svg:d="M11668 14399c0 3570-2476 1189-2476 4762" svg:viewBox="0 0 2477 4763">
          <text:p/>
        </draw:connector>
        <draw:connector draw:style-name="gr9" draw:text-style-name="P1" draw:layer="layout" draw:type="curve" svg:x1="11.668cm" svg:y1="16.431cm" svg:x2="12.875cm" svg:y2="19.161cm" draw:start-shape="id2" draw:start-glue-point="2" draw:end-shape="id8" draw:end-glue-point="4" svg:d="M11668 16431c0 2047 1207 683 1207 2730" svg:viewBox="0 0 1208 2731">
          <text:p/>
        </draw:connector>
        <draw:connector draw:style-name="gr10" draw:text-style-name="P1" draw:layer="layout" draw:type="curve" svg:x1="13.51cm" svg:y1="12.557cm" svg:x2="16.542cm" svg:y2="19.185cm" draw:start-shape="id5" draw:start-glue-point="1" draw:end-shape="id9" draw:end-glue-point="4" svg:d="M13510 12557c2022 0 3032 2209 3032 6628" svg:viewBox="0 0 3033 6629">
          <text:p/>
        </draw:connector>
        <draw:frame draw:style-name="gr11" draw:text-style-name="P8" draw:layer="layout" svg:width="6.509cm" svg:height="0.962cm" svg:x="1.762cm" svg:y="1.508cm">
          <draw:text-box>
            <text:p>Visual Balance She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fffff" draw:end-color="#dee6ef" draw:start-intensity="100%" draw:end-intensity="100%" draw:angle="1800" draw:border="0%"/>
    <draw:gradient draw:name="Gradient_20_12" draw:display-name="Gradient 12" draw:style="linear" draw:start-color="#ffffff" draw:end-color="#dde8cb" draw:start-intensity="100%" draw:end-intensity="100%" draw:angle="1800" draw:border="0%"/>
    <draw:gradient draw:name="Gradient_20_13" draw:display-name="Gradient 13" draw:style="linear" draw:start-color="#ffffff" draw:end-color="#e0c2cd" draw:start-intensity="100%" draw:end-intensity="100%" draw:angle="0" draw:border="0%"/>
    <draw:gradient draw:name="Gradient_20_14" draw:display-name="Gradient 14" draw:style="linear" draw:start-color="#ffffff" draw:end-color="#dedce6" draw:start-intensity="100%" draw:end-intensity="100%" draw:angle="0" draw:border="0%"/>
    <draw:gradient draw:name="Gradient_20_6" draw:display-name="Gradient 6" draw:style="linear" draw:start-color="#ffffff" draw:end-color="#ffd7d7" draw:start-intensity="100%" draw:end-intensity="100%" draw:angle="0" draw:border="0%"/>
    <draw:gradient draw:name="Gradient_20_8" draw:display-name="Gradient 8" draw:style="linear" draw:start-color="#ffffff" draw:end-color="#fff5c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0T10:48:05.385532477</meta:creation-date>
    <dc:date>2019-09-20T11:51:44.270522999</dc:date>
    <meta:editing-duration>PT20M26S</meta:editing-duration>
    <meta:editing-cycles>6</meta:editing-cycles>
    <meta:generator>LibreOffice/6.2.0.3$MacOSX_X86_64 LibreOffice_project/98c6a8a1c6c7b144ce3cc729e34964b47ce25d62</meta:generator>
    <meta:document-statistic meta:object-count="30"/>
  </office:meta>
</office:document-meta>
</file>